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oreInteractionsVerifica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oreInteractionsVerificationTest.shouldFailNoMoreInteractionsVerif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MoreInteractionsVerificationTest.shouldStubbingNotRegisterRedundant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MoreInteractionsVerificationTest.verifyNoMoreInteractionsShouldScreamWhenNull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MoreInteractionsVerificationTest.shouldPrintAllInvocationsWhenVerifyingNoMore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MoreInteractionsVerificationTest.shouldVerifyOneMockButFailOnOt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MoreInteractionsVerificationTest.shouldNotContainAllInvocationsWhenSingleUnwanted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MoreInteractionsVerificationTest.shouldFailNoInteractionsVerif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MoreInteractionsVerificationTest.shouldVerifyWhenWantedNumberOfInvocation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MoreInteractionsVerificationTest.shouldVerifyOneMockButFailOnOtherVerifyNo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